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00%"/>
      <style:text-properties style:font-name="Calibri Light" style:font-name-asian="Times New Roman" style:font-name-complex="Arial" fo:font-weight="bold" style:font-weight-asian="bold" fo:color="#000000" fo:font-size="14pt" style:font-size-asian="14pt" style:font-size-complex="12pt" style:language-asian="es" style:country-asian="SV"/>
    </style:style>
    <style:style style:name="P2" style:parent-style-name="Normal" style:family="paragraph">
      <style:paragraph-properties fo:text-align="justify" fo:margin-bottom="0in" fo:line-height="100%"/>
      <style:text-properties style:font-name="Calibri Light" style:font-name-asian="Times New Roman" style:font-name-complex="Arial" fo:font-weight="bold" style:font-weight-asian="bold" fo:color="#000000" fo:font-size="12pt" style:font-size-asian="12pt" style:font-size-complex="12pt" style:language-asian="es" style:country-asian="SV"/>
    </style:style>
    <style:style style:name="P3" style:parent-style-name="Normal" style:family="paragraph">
      <style:paragraph-properties fo:text-align="justify" fo:margin-bottom="0in" fo:line-height="100%"/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4" style:parent-style-name="Normal" style:family="paragraph">
      <style:paragraph-properties fo:text-align="justify" fo:margin-bottom="0in" fo:line-height="115%"/>
    </style:style>
    <style:style style:name="T5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6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7" style:parent-style-name="Normal" style:family="paragraph">
      <style:paragraph-properties fo:margin-bottom="0in" fo:line-height="115%"/>
      <style:text-properties style:font-name="Calibri Light" style:font-name-asian="Times New Roman" style:font-name-complex="Arial" fo:font-size="12pt" style:font-size-asian="12pt" style:font-size-complex="12pt" style:language-asian="es" style:country-asian="SV"/>
    </style:style>
    <style:style style:name="P8" style:parent-style-name="Normal" style:family="paragraph">
      <style:paragraph-properties fo:text-align="justify" fo:margin-bottom="0in" fo:line-height="115%"/>
    </style:style>
    <style:style style:name="T9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10" style:parent-style-name="Normal" style:family="paragraph">
      <style:paragraph-properties fo:text-align="justify" fo:margin-bottom="0in" fo:line-height="115%"/>
    </style:style>
    <style:style style:name="T11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12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13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14" style:parent-style-name="Normal" style:family="paragraph">
      <style:paragraph-properties fo:margin-bottom="0in" fo:line-height="115%"/>
      <style:text-properties style:font-name="Calibri Light" style:font-name-asian="Times New Roman" style:font-name-complex="Arial" fo:font-size="12pt" style:font-size-asian="12pt" style:font-size-complex="12pt" style:language-asian="es" style:country-asian="SV"/>
    </style:style>
    <style:style style:name="P15" style:parent-style-name="Normal" style:family="paragraph">
      <style:paragraph-properties fo:text-align="justify" fo:margin-bottom="0in" fo:line-height="115%"/>
    </style:style>
    <style:style style:name="T16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17" style:parent-style-name="Normal" style:family="paragraph">
      <style:paragraph-properties fo:text-align="justify" fo:margin-bottom="0in" fo:line-height="115%"/>
    </style:style>
    <style:style style:name="T18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19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20" style:parent-style-name="Normal" style:family="paragraph">
      <style:paragraph-properties fo:margin-bottom="0in" fo:line-height="115%"/>
      <style:text-properties style:font-name="Calibri Light" style:font-name-asian="Times New Roman" style:font-name-complex="Arial" fo:font-size="12pt" style:font-size-asian="12pt" style:font-size-complex="12pt" style:language-asian="es" style:country-asian="SV"/>
    </style:style>
    <style:style style:name="P21" style:parent-style-name="Normal" style:family="paragraph">
      <style:paragraph-properties fo:text-align="justify" fo:margin-bottom="0in" fo:line-height="115%"/>
    </style:style>
    <style:style style:name="T22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23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24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P25" style:parent-style-name="Normal" style:family="paragraph">
      <style:paragraph-properties fo:text-align="justify" fo:margin-bottom="0in" fo:line-height="115%"/>
    </style:style>
    <style:style style:name="T26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27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  <style:style style:name="T28" style:parent-style-name="DefaultParagraphFont" style:family="text">
      <style:text-properties style:font-name="Calibri Light" style:font-name-asian="Times New Roman" style:font-name-complex="Arial" fo:color="#000000" fo:font-size="12pt" style:font-size-asian="12pt" style:font-size-complex="12pt" style:language-asian="es" style:country-asian="SV"/>
    </style:style>
  </office:automatic-styles>
  <office:body>
    <office:text text:use-soft-page-breaks="true">
      <text:p text:style-name="P1">Caso de uso 2: Seguimiento de profesionales</text:p>
      <text:p text:style-name="P2"/>
      <text:p text:style-name="P3"/>
      <text:p text:style-name="P4"><text:span text:style-name="T5">El ministerio de Trabajo está pensando en hacer un seguimiento a los profesionales del país, desde su ingreso a alguna institución de educación superior hasta su<text:s/></text:span><text:span text:style-name="T6">jubilación. Sus objetivos se definen a continuación:</text:span></text:p>
      <text:p text:style-name="P7"/>
      <text:p text:style-name="P8"><text:span text:style-name="T9">Registrar el mes y año en que cada persona comenzó a estudiar una nueva carrera, el programa de estudio (carrera) e institución a la que ingresó.</text:span></text:p>
      <text:p text:style-name="P10"><text:span text:style-name="T11">Registrar el mes y año en que cada persona se graduó, re</text:span><text:span text:style-name="T12">gistrando la carrera e institución de donde se graduó. Para cada programa de estudio que una persona haya cursado es indispensable saber su grado (licenciatura, maestría, doctorado,. etc) y el area (tecnologia, sociologia, economica, etc.) a la que pertene</text:span><text:span text:style-name="T13">ce la carrera.</text:span></text:p>
      <text:p text:style-name="P14"/>
      <text:p text:style-name="P15"><text:span text:style-name="T16">Interesa, registrar las diferentes empresas en las que la persona haya obtenido un trabajo formal, llevando control del nombre del lugar, puesto en el que fue contratado, salario inicial y fecha en la que inició labores.</text:span></text:p>
      <text:p text:style-name="P17"><text:span text:style-name="T18">Asimismo, se desea<text:s/></text:span><text:span text:style-name="T19">acopiar datos pertenecientes a las organizaciones que conformen el mercado laboral del país. Para ello se consideran indispensables estos datos: nombre de la organización, fecha de fundación, giro de negocios.</text:span></text:p>
      <text:p text:style-name="P20"/>
      <text:p text:style-name="P21"><text:span text:style-name="T22">Para análisis económico se necesita registrar</text:span><text:span text:style-name="T23"><text:s/>cualquier cambio salarial de las personas, guardando la fecha en que se hizo el cambio y el nuevo salario obtenido. De igual manera, son de interés los cambios de puesto que tenga cada persona, indicando la fecha en que se hizo el cambio, así como el nomb</text:span><text:span text:style-name="T24">re del nuevo puesto.</text:span></text:p>
      <text:p text:style-name="P25"><text:span text:style-name="T26">Para poder establecer si existe o no algún vínculo entre la calidad de la institución en las que la persona ha estudiado y el tipo de empleos que consigue, se ha pensado en contar con la categoría (acreditada o no, por ejemplo) a la qu</text:span><text:span text:style-name="T27">e pertenece la institución de educación superior y la fecha en la que la obtuvo. Para poder tener contacto con los profesionales, además de su nombre, DUI y NIT, es necesario conocer las diferentes direcciones de correo electrónico y números de teléfono qu</text:span><text:span text:style-name="T28">e ellos proporcione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SV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SV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rela</meta:initial-creator>
    <dc:creator>Varela</dc:creator>
    <meta:creation-date>2019-07-16T14:32:00Z</meta:creation-date>
    <dc:date>2019-07-16T17:19:00Z</dc:date>
    <meta:template xlink:href="Normal.dotm" xlink:type="simple"/>
    <meta:editing-cycles>2</meta:editing-cycles>
    <meta:editing-duration>PT120S</meta:editing-duration>
    <meta:document-statistic meta:page-count="1" meta:paragraph-count="4" meta:word-count="311" meta:character-count="2019" meta:row-count="14" meta:non-whitespace-character-count="1712"/>
  </office:meta>
</office:document-meta>
</file>